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lkr</text:p>
          </table:table-cell>
          <table:table-cell office:value-type="string" calcext:value-type="string">
            <text:p>6400+-200 A</text:p>
          </table:table-cell>
          <table:table-cell/>
          <table:table-cell office:value-type="string" calcext:value-type="string">
            <text:p>f, Mhz</text:p>
          </table:table-cell>
          <table:table-cell office:value-type="string" calcext:value-type="string">
            <text:p>Y, дел 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 = 690 vrv</text:p>
          </table:table-cell>
          <table:table-cell office:value-type="string" calcext:value-type="string">
            <text:p>F = 1.11129</text:p>
          </table:table-cell>
          <table:table-cell office:value-type="string" calcext:value-type="string">
            <text:p>V = 1533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8 vcm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цд винта</text:p>
          </table:table-cell>
          <table:table-cell office:value-type="string" calcext:value-type="string">
            <text:p>4 мкм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цд лимба</text:p>
          </table:table-cell>
          <table:table-cell office:value-type="string" calcext:value-type="string">
            <text:p>10 мкм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шири клетки 1 м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цд микросКопа</text:p>
          </table:table-cell>
          <table:table-cell office:value-type="string" calcext:value-type="string">
            <text:p>0.02 мм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number-columns-repeated="3"/>
          <table:table-cell office:value-type="string" calcext:value-type="string">
            <text:p>цд микроскопа примерно </text:p>
          </table:table-cell>
          <table:table-cell office:value-type="string" calcext:value-type="string">
            <text:p>0.052 = 9мм/172 дел</text:p>
          </table:table-cell>
          <table:table-cell table:number-columns-repeated="2"/>
          <table:table-cell office:value-type="string" calcext:value-type="string">
            <text:p>f 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4"/>
          <table:table-cell office:value-type="float" office:value="-49" calcext:value-type="float">
            <text:p>-49</text:p>
          </table:table-cell>
          <table:table-cell table:number-columns-repeated="7"/>
          <table:table-cell table:style-name="ce1" office:value-type="float" office:value="2.16773" calcext:value-type="float">
            <text:p>2.168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P11]*[.M6]" office:value-type="float" office:value="139.698155555555" calcext:value-type="float">
            <text:p>139.69815555555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Винт п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ce1" office:value-type="float" office:value="4.43045" calcext:value-type="float">
            <text:p>4.430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P12]*[.M7]" office:value-type="float" office:value="139.047969230769" calcext:value-type="float">
            <text:p>139.047969230769</text:p>
          </table:table-cell>
        </table:table-row>
        <table:table-row table:style-name="ro1">
          <table:table-cell office:value-type="string" calcext:value-type="string">
            <text:p>у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1.5516" calcext:value-type="float">
            <text:p>1.5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P13]*[.M8]" office:value-type="float" office:value="137.92" calcext:value-type="float">
            <text:p>137.92</text:p>
          </table:table-cell>
        </table:table-row>
        <table:table-row table:style-name="ro1">
          <table:table-cell table:number-columns-repeated="3"/>
          <table:table-cell table:style-name="ce1"/>
          <table:table-cell office:value-type="float" office:value="-54" calcext:value-type="float">
            <text:p>-54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style-name="ce1" office:value-type="float" office:value="1.17811" calcext:value-type="float">
            <text:p>1.178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P14]*[.M9]" office:value-type="float" office:value="141.3732" calcext:value-type="float">
            <text:p>141.3732</text:p>
          </table:table-cell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ыцу</text:p>
          </table:table-cell>
          <table:table-cell table:number-columns-repeated="7"/>
          <table:table-cell table:style-name="ce2" table:formula="of:=([.O6]-[.N6])*8/[.P6]" office:value-type="float" office:value="64.4444444444444" calcext:value-type="float">
            <text:p>64.44</text:p>
          </table:table-cell>
          <table:table-cell table:formula="of:=1/[.M6]" office:value-type="float" office:value="0.46131206377178" calcext:value-type="float">
            <text:p>0.46131206377178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office:value-type="float" office:value="-124" calcext:value-type="float">
            <text:p>-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00 дел 1 оборот</text:p>
          </table:table-cell>
          <table:table-cell table:number-columns-repeated="8"/>
          <table:table-cell table:style-name="ce2" table:formula="of:=([.O7]-[.N7])*8/[.P7]" office:value-type="float" office:value="31.3846153846154" calcext:value-type="float">
            <text:p>31.38</text:p>
          </table:table-cell>
          <table:table-cell table:formula="of:=1/[.M7]" office:value-type="float" office:value="0.225710706587367" calcext:value-type="float">
            <text:p>0.2257107065873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Гц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([.O8]-[.N8])*8/[.P8]" office:value-type="float" office:value="88.8888888888889" calcext:value-type="float">
            <text:p>88.89</text:p>
          </table:table-cell>
          <table:table-cell table:formula="of:=1/[.M8]" office:value-type="float" office:value="0.644496004124774" calcext:value-type="float">
            <text:p>0.6444960041247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" table:formula="of:=([.O9]-[.N9])*8/[.P9]" office:value-type="float" office:value="120" calcext:value-type="float">
            <text:p>120.00</text:p>
          </table:table-cell>
          <table:table-cell table:formula="of:=1/[.M9]" office:value-type="float" office:value="0.84881717326905" calcext:value-type="float">
            <text:p>0.848817173269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1.111" calcext:value-type="float">
            <text:p>1.111</text:p>
          </table:table-cell>
          <table:table-cell office:value-type="float" office:value="1533" calcext:value-type="float">
            <text:p>153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formula="of:=[.E1]*4j22" office:value-type="string" office:string-value="" calcext:value-type="error">
            <text:p>#ИМЯ?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v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float" office:value="0.862" calcext:value-type="float">
            <text:p>0.862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2" table:formula="of:=28*640/[.J21]" office:value-type="float" office:value="160" calcext:value-type="float">
            <text:p>160.00</text:p>
          </table:table-cell>
          <table:table-cell table:style-name="ce2" table:formula="of:=(20/640+[.K21]/[.J21])*[.L21]" office:value-type="float" office:value="10.7142857142857" calcext:value-type="float">
            <text:p>10.71</text:p>
          </table:table-cell>
          <table:table-cell table:style-name="ce2" table:formula="of:=[.L21]*[.I21]*10" office:value-type="float" office:value="1379.2" calcext:value-type="float">
            <text:p>1379.20</text:p>
          </table:table-cell>
          <table:table-cell table:style-name="ce2" table:formula="of:=[.N21]*([.M21]/[.L21])" office:value-type="float" office:value="92.3571428571428" calcext:value-type="float">
            <text:p>92.36</text:p>
          </table:table-cell>
          <table:table-cell table:formula="of:=[.N21]+[.N22]+[.N23]+[.N24]" office:value-type="float" office:value="5707.28276003942" calcext:value-type="float">
            <text:p>5707.282760039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E2]*4" office:value-type="float" office:value="304" calcext:value-type="float">
            <text:p>3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.02274" calcext:value-type="float">
            <text:p>1.023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ce2" table:formula="of:=28*640/[.J22]" office:value-type="float" office:value="143.36" calcext:value-type="float">
            <text:p>143.36</text:p>
          </table:table-cell>
          <table:table-cell table:style-name="ce2" table:formula="of:=(20/640+[.K22]/[.J22])*[.L22]" office:value-type="float" office:value="7.92064" calcext:value-type="float">
            <text:p>7.92</text:p>
          </table:table-cell>
          <table:table-cell table:style-name="ce2" table:formula="of:=[.L22]*[.I22]*10" office:value-type="float" office:value="1466.200064" calcext:value-type="float">
            <text:p>1466.20</text:p>
          </table:table-cell>
          <table:table-cell table:style-name="ce2" table:formula="of:=[.N22]*([.M22]/[.L22])" office:value-type="float" office:value="81.007553536" calcext:value-type="float">
            <text:p>81.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E3]*4" office:value-type="float" office:value="188" calcext:value-type="float">
            <text:p>188</text:p>
          </table:table-cell>
          <table:table-cell table:formula="of:=[.E7]*4" office:value-type="float" office:value="332" calcext:value-type="float">
            <text:p>332</text:p>
          </table:table-cell>
          <table:table-cell table:formula="of:=[.E10]*4" office:value-type="float" office:value="612" calcext:value-type="float">
            <text:p>612</text:p>
          </table:table-cell>
          <table:table-cell table:formula="of:=[.E13]*4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.16147" calcext:value-type="float">
            <text:p>2.161</text:p>
          </table:table-cell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table:style-name="ce2" table:formula="of:=28*640/[.J23]" office:value-type="float" office:value="65.4014598540146" calcext:value-type="float">
            <text:p>65.40</text:p>
          </table:table-cell>
          <table:table-cell table:style-name="ce2" table:formula="of:=(20/640+[.K23]/[.J23])*[.L23]" office:value-type="float" office:value="4.43071021365017" calcext:value-type="float">
            <text:p>4.43</text:p>
          </table:table-cell>
          <table:table-cell table:style-name="ce2" table:formula="of:=[.L23]*[.I23]*10" office:value-type="float" office:value="1413.63293430657" calcext:value-type="float">
            <text:p>1413.63</text:p>
          </table:table-cell>
          <table:table-cell table:style-name="ce2" table:formula="of:=[.N23]*([.M23]/[.L23])" office:value-type="float" office:value="95.7684720549843" calcext:value-type="float">
            <text:p>95.77</text:p>
          </table:table-cell>
          <table:table-cell table:formula="of:=[.P21]/4" office:value-type="float" office:value="1426.82069000986" calcext:value-type="float">
            <text:p>1426.82069000986</text:p>
          </table:table-cell>
          <table:table-cell table:formula="of:=[.P23]*[.M1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formula="of:=[.E4]*4" office:value-type="float" office:value="76" calcext:value-type="float">
            <text:p>76</text:p>
          </table:table-cell>
          <table:table-cell table:formula="of:=[.E8]*4" office:value-type="float" office:value="76" calcext:value-type="float">
            <text:p>76</text:p>
          </table:table-cell>
          <table:table-cell table:formula="of:=[.E11]*4" office:value-type="float" office:value="76" calcext:value-type="float">
            <text:p>76</text:p>
          </table:table-cell>
          <table:table-cell table:formula="of:=[.E14]*4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4.47729" calcext:value-type="float">
            <text:p>4.477</text:p>
          </table:table-cell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  <table:table-cell table:style-name="ce2" table:formula="of:=28*640/[.J24]" office:value-type="float" office:value="32.3465703971119" calcext:value-type="float">
            <text:p>32.35</text:p>
          </table:table-cell>
          <table:table-cell table:style-name="ce2" table:formula="of:=(20/640+[.K24]/[.J24])*[.L24]" office:value-type="float" office:value="1.59470343677097" calcext:value-type="float">
            <text:p>1.59</text:p>
          </table:table-cell>
          <table:table-cell table:style-name="ce2" table:formula="of:=[.L24]*[.I24]*10" office:value-type="float" office:value="1448.24976173285" calcext:value-type="float">
            <text:p>1448.25</text:p>
          </table:table-cell>
          <table:table-cell table:style-name="ce2" table:formula="of:=[.N24]*([.M24]/[.L24])" office:value-type="float" office:value="71.3994975042031" calcext:value-type="float">
            <text:p>71.4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formula="of:=[.E5]*4" office:value-type="float" office:value="-64" calcext:value-type="float">
            <text:p>-64</text:p>
          </table:table-cell>
          <table:table-cell table:formula="of:=[.E9]*4" office:value-type="float" office:value="-216" calcext:value-type="float">
            <text:p>-216</text:p>
          </table:table-cell>
          <table:table-cell table:formula="of:=[.E12]*4" office:value-type="float" office:value="-496" calcext:value-type="float">
            <text:p>-496</text:p>
          </table:table-cell>
          <table:table-cell table:formula="of:=[.E15]*4" office:value-type="float" office:value="-44" calcext:value-type="float">
            <text:p>-44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 table:formula="of:=[.E6]*4" office:value-type="float" office:value="-196" calcext:value-type="float">
            <text:p>-196</text:p>
          </table:table-cell>
          <table:table-cell table:number-columns-repeated="2"/>
          <table:table-cell table:formula="of:=[.E16]*4" office:value-type="float" office:value="-160" calcext:value-type="float">
            <text:p>-160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9"/>
          <table:table-cell table:formula="of:=[.E17]*4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00/00/0000</text:date>, <text:time style:data-style-name="N2" text:time-value="21:35:04.23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38:15.210000000</meta:creation-date>
    <dc:date>2020-03-15T21:35:14.145000000</dc:date>
    <meta:editing-duration>PT18M10S</meta:editing-duration>
    <meta:editing-cycles>3</meta:editing-cycles>
    <meta:generator>LibreOffice/5.3.3.2$Windows_x86 LibreOffice_project/3d9a8b4b4e538a85e0782bd6c2d430bafe583448</meta:generator>
    <meta:document-statistic meta:table-count="1" meta:cell-count="152" meta:object-count="0"/>
  </office:meta>
</office:document-meta>
</file>